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style:style style:name="P1" style:parent-style-name="Normalny" style:master-page-name="MP0" style:family="paragraph">
      <style:paragraph-properties fo:break-before="page" fo:text-align="center" fo:margin-top="0.1666in"/>
      <style:text-properties style:font-name="Bookman Old Style"/>
    </style:style>
    <style:style style:name="P2" style:parent-style-name="Tekstpodstawowy2" style:family="paragraph">
      <style:paragraph-properties fo:margin-top="0.1666in"/>
    </style:style>
    <style:style style:name="P3" style:parent-style-name="Normalny" style:family="paragraph">
      <style:paragraph-properties fo:text-align="justify"/>
      <style:text-properties style:font-name="Bookman Old Style"/>
    </style:style>
    <style:style style:name="P4" style:parent-style-name="Normalny" style:family="paragraph">
      <style:paragraph-properties fo:text-align="justify"/>
      <style:text-properties style:font-name="Bookman Old Style"/>
    </style:style>
    <style:style style:name="P5" style:parent-style-name="Normalny" style:family="paragraph">
      <style:paragraph-properties fo:text-align="center" fo:margin-top="0.1666in"/>
    </style:style>
    <style:style style:name="T6" style:parent-style-name="Domyślnaczcionkaakapitu" style:family="text">
      <style:text-properties style:font-name="Bookman Old Style" fo:font-weight="bold" style:font-weight-asian="bold"/>
    </style:style>
    <style:style style:name="T7" style:parent-style-name="Domyślnaczcionkaakapitu" style:family="text">
      <style:text-properties style:font-name="Bookman Old Style" fo:font-weight="bold" style:font-weight-asian="bold" style:text-position="super 65%"/>
    </style:style>
    <style:style style:name="P8" style:parent-style-name="Normalny" style:family="paragraph">
      <style:paragraph-properties fo:text-align="justify" fo:margin-top="0.1666in"/>
      <style:text-properties style:font-name="Bookman Old Style"/>
    </style:style>
    <style:style style:name="P9" style:parent-style-name="Normalny" style:family="paragraph">
      <style:paragraph-properties fo:text-align="center"/>
      <style:text-properties style:font-name="Bookman Old Style"/>
    </style:style>
    <style:style style:name="P10" style:parent-style-name="Normalny" style:family="paragraph">
      <style:paragraph-properties fo:text-align="justify"/>
      <style:text-properties style:font-name="Bookman Old Style"/>
    </style:style>
    <style:style style:name="P11" style:parent-style-name="Normalny" style:family="paragraph">
      <style:paragraph-properties fo:text-align="justify"/>
      <style:text-properties style:font-name="Bookman Old Style"/>
    </style:style>
    <style:style style:name="P12" style:parent-style-name="Normalny" style:family="paragraph">
      <style:paragraph-properties fo:text-align="center"/>
      <style:text-properties style:font-name="Bookman Old Style"/>
    </style:style>
    <style:style style:name="P13" style:parent-style-name="Normalny" style:family="paragraph">
      <style:paragraph-properties fo:text-align="justify" fo:margin-top="0.1666in"/>
    </style:style>
    <style:style style:name="T14" style:parent-style-name="Domyślnaczcionkaakapitu" style:family="text">
      <style:text-properties style:font-name="Bookman Old Style"/>
    </style:style>
    <style:style style:name="T15" style:parent-style-name="Domyślnaczcionkaakapitu" style:family="text">
      <style:text-properties style:font-name="Bookman Old Style" style:text-position="super 65%"/>
    </style:style>
    <style:style style:name="T16" style:parent-style-name="Domyślnaczcionkaakapitu" style:family="text">
      <style:text-properties style:font-name="Bookman Old Style"/>
    </style:style>
    <style:style style:name="P17" style:parent-style-name="Normalny" style:family="paragraph">
      <style:paragraph-properties fo:text-align="justify"/>
      <style:text-properties style:font-name="Bookman Old Style"/>
    </style:style>
    <style:style style:name="P18" style:parent-style-name="Normalny" style:family="paragraph">
      <style:paragraph-properties fo:text-align="justify"/>
      <style:text-properties style:font-name="Bookman Old Style"/>
    </style:style>
    <style:style style:name="P19" style:parent-style-name="Normalny" style:family="paragraph">
      <style:paragraph-properties fo:text-align="center"/>
      <style:text-properties style:font-name="Bookman Old Style"/>
    </style:style>
    <style:style style:name="P20" style:parent-style-name="Normalny" style:family="paragraph">
      <style:paragraph-properties fo:text-align="justify" fo:margin-top="0.1666in"/>
    </style:style>
    <style:style style:name="T21" style:parent-style-name="Domyślnaczcionkaakapitu" style:family="text">
      <style:text-properties style:font-name="Bookman Old Style"/>
    </style:style>
    <style:style style:name="T22" style:parent-style-name="Domyślnaczcionkaakapitu" style:family="text">
      <style:text-properties style:font-name="Bookman Old Style" style:text-position="super 65%"/>
    </style:style>
    <style:style style:name="T23" style:parent-style-name="Domyślnaczcionkaakapitu" style:family="text">
      <style:text-properties style:font-name="Bookman Old Style"/>
    </style:style>
    <style:style style:name="P24" style:parent-style-name="Normalny" style:list-style-name="LFO1" style:family="paragraph">
      <style:paragraph-properties fo:text-align="justify"/>
      <style:text-properties style:font-name="Bookman Old Style"/>
    </style:style>
    <style:style style:name="P25" style:parent-style-name="Normalny" style:list-style-name="LFO1" style:family="paragraph">
      <style:paragraph-properties fo:text-align="justify"/>
      <style:text-properties style:font-name="Bookman Old Style"/>
    </style:style>
    <style:style style:name="P26" style:parent-style-name="Normalny" style:list-style-name="LFO1" style:family="paragraph">
      <style:paragraph-properties fo:text-align="justify"/>
      <style:text-properties style:font-name="Bookman Old Style"/>
    </style:style>
    <style:style style:name="P27" style:parent-style-name="Normalny" style:list-style-name="LFO1" style:family="paragraph">
      <style:paragraph-properties fo:text-align="justify"/>
      <style:text-properties style:font-name="Bookman Old Style"/>
    </style:style>
    <style:style style:name="P28" style:parent-style-name="Normalny" style:list-style-name="LFO1" style:family="paragraph">
      <style:paragraph-properties fo:text-align="justify"/>
      <style:text-properties style:font-name="Bookman Old Style"/>
    </style:style>
    <style:style style:name="P29" style:parent-style-name="Normalny" style:list-style-name="LFO1" style:family="paragraph">
      <style:paragraph-properties fo:text-align="justify"/>
      <style:text-properties style:font-name="Bookman Old Style"/>
    </style:style>
    <style:style style:name="P30" style:parent-style-name="Normalny" style:family="paragraph">
      <style:paragraph-properties fo:text-align="justify"/>
      <style:text-properties style:font-name="Bookman Old Style"/>
    </style:style>
    <style:style style:name="P31" style:parent-style-name="Normalny" style:family="paragraph">
      <style:paragraph-properties fo:text-align="justify" fo:margin-top="0.1666in"/>
    </style:style>
    <style:style style:name="T32" style:parent-style-name="Domyślnaczcionkaakapitu" style:family="text">
      <style:text-properties style:font-name="Bookman Old Style"/>
    </style:style>
    <style:style style:name="T33" style:parent-style-name="Domyślnaczcionkaakapitu" style:family="text">
      <style:text-properties style:font-name="Bookman Old Style" style:text-position="super 65%"/>
    </style:style>
    <style:style style:name="T34" style:parent-style-name="Domyślnaczcionkaakapitu" style:family="text">
      <style:text-properties style:font-name="Bookman Old Style"/>
    </style:style>
    <style:style style:name="P35" style:parent-style-name="Normalny" style:list-style-name="LFO2" style:family="paragraph">
      <style:paragraph-properties fo:text-align="justify"/>
      <style:text-properties style:font-name="Bookman Old Style"/>
    </style:style>
    <style:style style:name="P36" style:parent-style-name="Normalny" style:list-style-name="LFO2" style:family="paragraph">
      <style:paragraph-properties fo:text-align="justify"/>
      <style:text-properties style:font-name="Bookman Old Style"/>
    </style:style>
    <style:style style:name="P37" style:parent-style-name="Normalny" style:list-style-name="LFO2" style:family="paragraph">
      <style:paragraph-properties fo:text-align="justify"/>
      <style:text-properties style:font-name="Bookman Old Style"/>
    </style:style>
    <style:style style:name="P38" style:parent-style-name="Normalny" style:list-style-name="LFO2" style:family="paragraph">
      <style:paragraph-properties fo:text-align="justify"/>
      <style:text-properties style:font-name="Bookman Old Style"/>
    </style:style>
    <style:style style:name="P39" style:parent-style-name="Normalny" style:list-style-name="LFO2" style:family="paragraph">
      <style:paragraph-properties fo:text-align="justify"/>
      <style:text-properties style:font-name="Bookman Old Style"/>
    </style:style>
    <style:style style:name="P40" style:parent-style-name="Normalny" style:list-style-name="LFO2" style:family="paragraph">
      <style:paragraph-properties fo:text-align="justify"/>
      <style:text-properties style:font-name="Bookman Old Style"/>
    </style:style>
    <style:style style:name="P41" style:parent-style-name="Normalny" style:list-style-name="LFO2" style:family="paragraph">
      <style:paragraph-properties fo:text-align="justify"/>
      <style:text-properties style:font-name="Bookman Old Style"/>
    </style:style>
    <style:style style:name="P42" style:parent-style-name="Normalny" style:family="paragraph">
      <style:paragraph-properties fo:text-align="justify"/>
      <style:text-properties style:font-name="Bookman Old Style"/>
    </style:style>
    <style:style style:name="P43" style:parent-style-name="Normalny" style:family="paragraph">
      <style:paragraph-properties fo:text-align="justify" fo:text-indent="1.2395in"/>
      <style:text-properties style:font-name="Bookman Old Style"/>
    </style:style>
    <style:style style:name="P44" style:parent-style-name="Normalny" style:family="paragraph">
      <style:paragraph-properties fo:text-align="justify" fo:margin-top="0.1666in"/>
      <style:text-properties style:font-name="Bookman Old Style"/>
    </style:style>
    <style:style style:name="P45" style:parent-style-name="Normalny" style:family="paragraph">
      <style:paragraph-properties fo:text-align="justify"/>
    </style:style>
    <style:style style:name="T46" style:parent-style-name="Domyślnaczcionkaakapitu" style:family="text">
      <style:text-properties style:font-name="Bookman Old Style" style:text-position="super 66.6%" fo:font-size="9pt" style:font-size-asian="9pt"/>
    </style:style>
    <style:style style:name="T47" style:parent-style-name="Domyślnaczcionkaakapitu" style:family="text">
      <style:text-properties style:font-name="Bookman Old Style" fo:font-size="9pt" style:font-size-asian="9pt"/>
    </style:style>
  </office:automatic-styles>
  <office:body>
    <office:text text:use-soft-page-breaks="true">
      <text:p text:style-name="P1"/>
      <text:p text:style-name="P2">.......................................... <text:s text:c="63"/>......................................</text:p>
      <text:p text:style-name="P3">(nr rejestru organu <text:s text:c="76"/>(miejscowość i data) właściwego do wydania</text:p>
      <text:p text:style-name="P4">pozwolenia)</text:p>
      <text:p text:style-name="P5"><text:span text:style-name="T6">WNIOSEK O POZWOLENIE NA BUDOWĘ/ROZBIÓRKĘ</text:span><text:span text:style-name="T7">1</text:span></text:p>
      <text:p text:style-name="P8">..................................................................................................................................................</text:p>
      <text:p text:style-name="P9">(nazwa organu właściwego do wydania pozwolenia)</text:p>
      <text:p text:style-name="P10">Inwestor:</text:p>
      <text:p text:style-name="P11">..................................................................................................................................................</text:p>
      <text:p text:style-name="P12">(imię i nazwisko lub nazwa oraz adres)</text:p>
      <text:p text:style-name="P13"><text:span text:style-name="T14">na podstawie art. 32 i 33 ustawy z dnia 7 lipca 1994 r. – Prawo budowlane (Dz. U. z 2000 r. Nr 106, poz. 1126, z późn. zm.) wnoszę o wydanie decyzji o pozwoleniu na budowę/rozbiórkę</text:span><text:span text:style-name="T15">1</text:span><text:span text:style-name="T16">:</text:span></text:p>
      <text:p text:style-name="P17">.................................................................................................................................................</text:p>
      <text:p text:style-name="P18">.................................................................................................................................................</text:p>
      <text:p text:style-name="P19">(nazwa i rodzaj oraz adres całego zamierzenia budowlanego, rodzaj/-e obiektu/-ów bądź robót budowlanych, oznaczenie działki ewidencyjnej wg ewidencji gruntów i budynków poprzez określenie obrębu ewidencyjnego oraz numeru działki ewidencyjnej)</text:p>
      <text:p text:style-name="P20"><text:span text:style-name="T21">Do wniosku o pozwolenie na budowę dołączam</text:span><text:span text:style-name="T22">1</text:span><text:span text:style-name="T23">:</text:span></text:p>
      <text:list text:style-name="LFO1" text:continue-numbering="true">
        <text:list-item>
          <text:p text:style-name="P24">cztery egzemplarze projektu budowlanego wraz z opiniami, uzgodnieniami, pozwoleniami<text:s/><text:line-break/>i innymi dokumentami wymaganymi przepisami szczególnymi oraz zaświadczeniem,<text:s/><text:line-break/>o którym mowa w art. 12 ust. 7 ustawy - Prawo budowlane,</text:p>
        </text:list-item>
        <text:list-item>
          <text:p text:style-name="P25">oświadczenie o posiadanym prawie do dysponowania nieruchomością na cele budowlane,</text:p>
        </text:list-item>
        <text:list-item>
          <text:p text:style-name="P26">decyzję o warunkach zabudowy i zagospodarowania terenu, jeżeli jest ona wymagana zgodnie z przepisami ustawy o planowaniu i zagospodarowaniu przestrzennym,</text:p>
        </text:list-item>
        <text:list-item>
          <text:p text:style-name="P27">specjalistyczną opinię, o której mowa w art. 33 ust. 3 ustawy - Prawo budowlane,</text:p>
        </text:list-item>
        <text:list-item>
          <text:p text:style-name="P28">postanowienie o uzgodnieniu, z właściwym organem administracji architektoniczno-budowlanej, projektowanych rozwiązań w zakresie, o którym mowa w art. 33 ust. 2 pkt 4 ustawy - Prawo budowlane,</text:p>
        </text:list-item>
        <text:list-item>
          <text:p text:style-name="P29">upoważnienie udzielone osobie działającej w moim imieniu.</text:p>
        </text:list-item>
      </text:list>
      <text:p text:style-name="P30"><text:s text:c="56"/>.....................................................................................</text:p>
      <text:p text:style-name="Tekstpodstawowy2"><text:s text:c="56"/>(podpis inwestora lub osoby przez niego upoważnionej)</text:p>
      <text:p text:style-name="P31"><text:span text:style-name="T32">Do wniosku o pozwolenie na rozbiórkę dołączam</text:span><text:span text:style-name="T33">1</text:span><text:span text:style-name="T34">:</text:span></text:p>
      <text:list text:style-name="LFO2" text:continue-numbering="true">
        <text:list-item>
          <text:p text:style-name="P35">zgodę właściciela obiektu,</text:p>
        </text:list-item>
        <text:list-item>
          <text:p text:style-name="P36">szkic usytuowania obiektu budowlanego,</text:p>
        </text:list-item>
        <text:list-item>
          <text:p text:style-name="P37">opis zakresu i sposobu prowadzenia robót rozbiórkowych,</text:p>
        </text:list-item>
        <text:list-item>
          <text:p text:style-name="P38">opis sposobu zapewnienia bezpieczeństwa ludzi i mienia,</text:p>
        </text:list-item>
        <text:list-item>
          <text:p text:style-name="P39">pozwolenia, uzgodnienia lub opinie innych organów, a także inne dokumenty, wymagane przepisami szczególnymi,</text:p>
        </text:list-item>
        <text:list-item>
          <text:p text:style-name="P40">w zależności od potrzeb, projekt rozbiórki obiektu,</text:p>
        </text:list-item>
        <text:list-item>
          <text:p text:style-name="P41">upoważnienie udzielone osobie działającej w moim imieniu.</text:p>
        </text:list-item>
      </text:list>
      <text:p text:style-name="P42"><text:s text:c="57"/>.....................................................................................</text:p>
      <text:p text:style-name="P43"><text:s text:c="29"/>(podpis inwestora lub osoby przez niego upoważnionej)</text:p>
      <text:p text:style-name="P44">______________________</text:p>
      <text:p text:style-name="P45"><text:span text:style-name="T46">1</text:span><text:span text:style-name="T47"><text:s/>Niepotrzebne skreślić.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2" style:display-name="Tekst podstawowy 2" style:family="paragraph" style:parent-style-name="Normalny">
      <style:paragraph-properties fo:text-align="justify"/>
      <style:text-properties style:font-name="Bookman Old Styl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5909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ZÓR</dc:title>
    <meta:initial-creator>Maciej Kowalski</meta:initial-creator>
    <dc:creator>Paweł</dc:creator>
    <meta:creation-date>2011-09-16T09:53:00Z</meta:creation-date>
    <dc:date>2011-09-16T09:53:00Z</dc:date>
    <meta:template xlink:href="Normal" xlink:type="simple"/>
    <meta:editing-cycles>2</meta:editing-cycles>
    <meta:editing-duration>PT60S</meta:editing-duration>
    <meta:document-statistic meta:page-count="1" meta:paragraph-count="6" meta:word-count="465" meta:character-count="3251" meta:row-count="23" meta:non-whitespace-character-count="2792"/>
  </office:meta>
</office:document-meta>
</file>